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diecinueve</text:span></text:span><text:span text:style-name="Fuente_20_de_20_párrafo_20_predeter."><text:span text:style-name="T14"> </text:span></text:span><text:span text:style-name="Fuente_20_de_20_párrafo_20_predeter."><text:span text:style-name="T16">(19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Agost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actuando en su caracter de </text:span></text:span><text:span text:style-name="Fuente_20_de_20_párrafo_20_predeter."><text:span text:style-name="T3">JEFE DE LA DIVISIÓN DE ADMINISTRACIóN Y TESORERIA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NHYSETTE DEL CARMEN REYES GONZAL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795707</text:span></text:span><text:span text:style-name="Fuente_20_de_20_párrafo_20_predeter."><text:span text:style-name="T4">,actuando en su carácter de </text:span></text:span><text:span text:style-name="Fuente_20_de_20_párrafo_20_predeter."><text:span text:style-name="T3">JEFE DE LA DIVISIÓN DE ADMINISTRACIÓN DE PERSONAL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diecinueve </text:span></text:span><text:span text:style-name="Fuente_20_de_20_párrafo_20_predeter."><text:span text:style-name="T20">(19)</text:span></text:span><text:span text:style-name="Fuente_20_de_20_párrafo_20_predeter."><text:span text:style-name="T8"> del mes de </text:span></text:span><text:span text:style-name="Fuente_20_de_20_párrafo_20_predeter."><text:span text:style-name="T21">Agost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OTROS EQUIPOS- QUIRURGICOS DENTALES Y VETERINARIOS-SILLA DE RUEDAS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FARMACIA FARMAGRIN HOGAR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diecinueve</text:span></text:span><text:span text:style-name="T9"> de </text:span><text:span text:style-name="Fuente_20_de_20_párrafo_20_predeter."><text:span text:style-name="T22">Agost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RENA CAROLINA SALAS VÁSQUEZ</text:p>
            <text:p text:style-name="P12">JEFE DE LA DIVISIÓN DE ADMINISTRACIóN Y TESORERIA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NHYSETTE DEL CARMEN REYES GONZALEZ</text:p>
            <text:p text:style-name="P12">JEFE DE LA DIVISIÓN DE ADMINISTRACIÓN DE PERSONAL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